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152796570621750644"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9099512678808699347"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790958327867836276"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446214767822669205"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94854976347641287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128063719180015107"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584178516270187866"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4413604835315078280"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3767876" text:continue-list="list8584178516270187866"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657254553874272711"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737259"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767805"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3764842"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3744491"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3756349"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137179118722964303"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8864951228850348985"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950195122942075715"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738486"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752242147397884775"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987806138445712388"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982263610243359697" text:style-name="L15">
        <text:list-item>
          <text:list>
            <text:list-header>
              <text:p text:style-name="P187">1.5 miles averaging about 9:40/mile and rest 1 min</text:p>
            </text:list-header>
          </text:list>
        </text:list-item>
      </text:list>
      <text:p text:style-name="P25">1 mile in 8:26 and rest 2 min</text:p>
      <text:list xml:id="list8664545424017864319"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800617619940343850"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752316"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4291283048593052188"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2677040199985019288"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431620147154855683"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3742664" text:continue-list="list2677040199985019288" text:style-name="L19">
        <text:list-item>
          <text:list>
            <text:list-header>
              <text:p text:style-name="P191">(Pace*HR)=1240</text:p>
            </text:list-header>
          </text:list>
        </text:list-item>
      </text:list>
      <text:list xml:id="list33760247" text:continue-list="list4291283048593052188" text:style-name="L18">
        <text:list-item>
          <text:list>
            <text:list-header>
              <text:p text:style-name="P190">2 miles at 10:46/mile Ave HR= 121 bpm and rest a few minutes</text:p>
            </text:list-header>
          </text:list>
        </text:list-item>
      </text:list>
      <text:list xml:id="list33768098" text:continue-list="list33742664"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3761837"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13826574286836745"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90004310093131290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09750683433410784"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9099526133661446164"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154609544956451434"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387950287512537868"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3737713"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764664"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628926794168256993"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117382325655227734"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908915771883579142"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797617522714946958"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7159058499269523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8175769106435601539" text:style-name="L32">
        <text:list-item>
          <text:list>
            <text:list-header>
              <text:p text:style-name="P201">0.25 miles in 2:54</text:p>
              <text:p text:style-name="P201">1 mile in 9:21 going faster as I ran and ending at around 8:30 pace</text:p>
            </text:list-header>
          </text:list>
        </text:list-item>
      </text:list>
      <text:list xml:id="list4571056123042599983"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603765076322192796"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4456829267114195300"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359540841308922286"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7582455122371430305"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481434632727238406"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812803359784856089"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25"><text:soft-page-break/>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794544396543968969"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oft-page-break/><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27T13:49:02.23</dc:date>
    <dc:creator>James Lombardi</dc:creator>
    <meta:editing-duration>P35DT21H44M2S</meta:editing-duration>
    <meta:editing-cycles>2466</meta:editing-cycles>
    <meta:generator>OpenOffice/4.1.2$Win32 OpenOffice.org_project/412m3$Build-9782</meta:generator>
    <meta:document-statistic meta:table-count="0" meta:image-count="9" meta:object-count="0" meta:page-count="244" meta:paragraph-count="7172" meta:word-count="77049" meta:character-count="394172"/>
  </office:meta>
</office:document-meta>
</file>